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2a05fd"/>
    </style:style>
    <style:style style:name="P2" style:family="paragraph" style:parent-style-name="Text_20_body">
      <style:paragraph-properties fo:text-align="justify" style:justify-single-word="false"/>
      <style:text-properties officeooo:paragraph-rsid="00162a14"/>
    </style:style>
    <style:style style:name="P3" style:family="paragraph" style:parent-style-name="Text_20_body">
      <style:paragraph-properties fo:text-align="justify" style:justify-single-word="false"/>
      <style:text-properties officeooo:paragraph-rsid="004aacd8"/>
    </style:style>
    <style:style style:name="P4" style:family="paragraph" style:parent-style-name="Text_20_body">
      <style:paragraph-properties fo:text-align="justify" style:justify-single-word="false"/>
      <style:text-properties officeooo:rsid="002a05fd" officeooo:paragraph-rsid="002a05fd"/>
    </style:style>
    <style:style style:name="P5" style:family="paragraph" style:parent-style-name="Title">
      <style:text-properties officeooo:rsid="00137325" officeooo:paragraph-rsid="00137325"/>
    </style:style>
    <style:style style:name="P6" style:family="paragraph" style:parent-style-name="Text_20_body">
      <style:paragraph-properties fo:text-align="justify" style:justify-single-word="false"/>
      <style:text-properties officeooo:rsid="002ad55a" officeooo:paragraph-rsid="002ad55a"/>
    </style:style>
    <style:style style:name="P7" style:family="paragraph" style:parent-style-name="Text_20_body">
      <style:paragraph-properties fo:text-align="justify" style:justify-single-word="false"/>
      <style:text-properties style:text-underline-style="solid" style:text-underline-width="auto" style:text-underline-color="font-color" officeooo:rsid="0033fd30" officeooo:paragraph-rsid="0033fd30"/>
    </style:style>
    <style:style style:name="P8" style:family="paragraph" style:parent-style-name="Text_20_body">
      <style:paragraph-properties fo:text-align="justify" style:justify-single-word="false"/>
      <style:text-properties style:text-underline-style="solid" style:text-underline-width="auto" style:text-underline-color="font-color" officeooo:rsid="003638d7" officeooo:paragraph-rsid="003638d7"/>
    </style:style>
    <style:style style:name="P9" style:family="paragraph" style:parent-style-name="Text_20_body">
      <style:paragraph-properties fo:text-align="justify" style:justify-single-word="false"/>
      <style:text-properties officeooo:rsid="003826d7" officeooo:paragraph-rsid="003826d7"/>
    </style:style>
    <style:style style:name="P10" style:family="paragraph" style:parent-style-name="Text_20_body">
      <style:paragraph-properties fo:text-align="justify" style:justify-single-word="false"/>
      <style:text-properties officeooo:rsid="00401b34" officeooo:paragraph-rsid="00401b34"/>
    </style:style>
    <style:style style:name="P11" style:family="paragraph" style:parent-style-name="Text_20_body">
      <style:paragraph-properties fo:text-align="justify" style:justify-single-word="false"/>
      <style:text-properties officeooo:rsid="00401b34" officeooo:paragraph-rsid="0046812d"/>
    </style:style>
    <style:style style:name="P12" style:family="paragraph" style:parent-style-name="Text_20_body">
      <style:paragraph-properties fo:text-align="center" style:justify-single-word="false"/>
      <style:text-properties officeooo:rsid="00401b34" officeooo:paragraph-rsid="0046812d"/>
    </style:style>
    <style:style style:name="P13" style:family="paragraph" style:parent-style-name="Text_20_body">
      <style:paragraph-properties fo:text-align="justify" style:justify-single-word="false"/>
      <style:text-properties style:text-underline-style="none" officeooo:rsid="004ebcb3" officeooo:paragraph-rsid="004ebcb3"/>
    </style:style>
    <style:style style:name="P14" style:family="paragraph" style:parent-style-name="Heading_20_1">
      <style:text-properties officeooo:rsid="00137325" officeooo:paragraph-rsid="00137325"/>
    </style:style>
    <style:style style:name="P15" style:family="paragraph" style:parent-style-name="Heading_20_1">
      <style:text-properties officeooo:rsid="0014545a" officeooo:paragraph-rsid="0014545a"/>
    </style:style>
    <style:style style:name="P16" style:family="paragraph" style:parent-style-name="Heading_20_2">
      <style:text-properties officeooo:rsid="00205015" officeooo:paragraph-rsid="00205015"/>
    </style:style>
    <style:style style:name="P17" style:family="paragraph" style:parent-style-name="Text_20_body" style:list-style-name="L1">
      <style:paragraph-properties fo:text-align="justify" style:justify-single-word="false"/>
      <style:text-properties officeooo:rsid="00326cb7" officeooo:paragraph-rsid="00326cb7"/>
    </style:style>
    <style:style style:name="P18" style:family="paragraph" style:parent-style-name="Text_20_body" style:list-style-name="L2">
      <style:paragraph-properties fo:text-align="justify" style:justify-single-word="false"/>
      <style:text-properties officeooo:rsid="00415cad" officeooo:paragraph-rsid="00415cad"/>
    </style:style>
    <style:style style:name="P19" style:family="paragraph" style:parent-style-name="Text_20_body" style:list-style-name="L2">
      <style:paragraph-properties fo:text-align="justify" style:justify-single-word="false"/>
      <style:text-properties officeooo:rsid="00401b34" officeooo:paragraph-rsid="00401b34"/>
    </style:style>
    <style:style style:name="P20" style:family="paragraph" style:parent-style-name="Text_20_body" style:list-style-name="L3">
      <style:paragraph-properties fo:text-align="justify" style:justify-single-word="false"/>
      <style:text-properties officeooo:paragraph-rsid="00535634"/>
    </style:style>
    <style:style style:name="P21" style:family="paragraph" style:parent-style-name="Text_20_body" style:list-style-name="L4">
      <style:paragraph-properties fo:text-align="justify" style:justify-single-word="false"/>
      <style:text-properties officeooo:rsid="0055e838" officeooo:paragraph-rsid="0055e838"/>
    </style:style>
    <style:style style:name="P22" style:family="paragraph" style:parent-style-name="Text_20_body" style:list-style-name="L4">
      <style:paragraph-properties fo:text-align="justify" style:justify-single-word="false"/>
      <style:text-properties officeooo:rsid="00581bef" officeooo:paragraph-rsid="00581bef"/>
    </style:style>
    <style:style style:name="P23" style:family="paragraph" style:parent-style-name="Text_20_body">
      <style:paragraph-properties fo:text-align="justify" style:justify-single-word="false"/>
      <style:text-properties style:text-underline-style="none" officeooo:rsid="005e0a17" officeooo:paragraph-rsid="005e0a17"/>
    </style:style>
    <style:style style:name="T1" style:family="text">
      <style:text-properties officeooo:rsid="00162a14"/>
    </style:style>
    <style:style style:name="T2" style:family="text">
      <style:text-properties officeooo:rsid="001782aa"/>
    </style:style>
    <style:style style:name="T3" style:family="text">
      <style:text-properties officeooo:rsid="001869bd"/>
    </style:style>
    <style:style style:name="T4" style:family="text">
      <style:text-properties fo:font-style="italic" style:font-style-asian="italic" style:font-style-complex="italic"/>
    </style:style>
    <style:style style:name="T5" style:family="text">
      <style:text-properties fo:font-style="italic" officeooo:rsid="001869bd" style:font-style-asian="italic" style:font-style-complex="italic"/>
    </style:style>
    <style:style style:name="T6" style:family="text">
      <style:text-properties fo:font-style="italic" officeooo:rsid="00310953" style:font-style-asian="italic" style:font-style-complex="italic"/>
    </style:style>
    <style:style style:name="T7" style:family="text">
      <style:text-properties officeooo:rsid="0018f5e9"/>
    </style:style>
    <style:style style:name="T8" style:family="text">
      <style:text-properties officeooo:rsid="001a2b67"/>
    </style:style>
    <style:style style:name="T9" style:family="text">
      <style:text-properties officeooo:rsid="001be117"/>
    </style:style>
    <style:style style:name="T10" style:family="text">
      <style:text-properties officeooo:rsid="001cf5ac"/>
    </style:style>
    <style:style style:name="T11" style:family="text">
      <style:text-properties officeooo:rsid="001ef280"/>
    </style:style>
    <style:style style:name="T12" style:family="text">
      <style:text-properties fo:font-weight="bold" style:font-weight-asian="bold" style:font-weight-complex="bold"/>
    </style:style>
    <style:style style:name="T13" style:family="text">
      <style:text-properties fo:font-weight="bold" officeooo:rsid="001ef280" style:font-weight-asian="bold" style:font-weight-complex="bold"/>
    </style:style>
    <style:style style:name="T14" style:family="text">
      <style:text-properties fo:font-weight="bold" officeooo:rsid="0018f5e9" style:font-weight-asian="bold" style:font-weight-complex="bold"/>
    </style:style>
    <style:style style:name="T15" style:family="text">
      <style:text-properties fo:font-weight="bold" officeooo:rsid="001869bd" style:font-weight-asian="bold" style:font-weight-complex="bold"/>
    </style:style>
    <style:style style:name="T16" style:family="text">
      <style:text-properties fo:font-weight="bold" officeooo:rsid="00415cad" style:font-weight-asian="bold" style:font-weight-complex="bold"/>
    </style:style>
    <style:style style:name="T17" style:family="text">
      <style:text-properties officeooo:rsid="002466b8"/>
    </style:style>
    <style:style style:name="T18" style:family="text">
      <style:text-properties officeooo:rsid="00257b09"/>
    </style:style>
    <style:style style:name="T19" style:family="text">
      <style:text-properties officeooo:rsid="002633ac"/>
    </style:style>
    <style:style style:name="T20" style:family="text">
      <style:text-properties officeooo:rsid="0026e743"/>
    </style:style>
    <style:style style:name="T21" style:family="text">
      <style:text-properties officeooo:rsid="00281d50"/>
    </style:style>
    <style:style style:name="T22" style:family="text">
      <style:text-properties officeooo:rsid="002a05fd"/>
    </style:style>
    <style:style style:name="T23" style:family="text">
      <style:text-properties fo:font-weight="normal" style:font-weight-asian="normal" style:font-weight-complex="normal"/>
    </style:style>
    <style:style style:name="T24" style:family="text">
      <style:text-properties fo:font-weight="normal" officeooo:rsid="002aa743" style:font-weight-asian="normal" style:font-weight-complex="normal"/>
    </style:style>
    <style:style style:name="T25" style:family="text">
      <style:text-properties fo:font-weight="normal" officeooo:rsid="004c1535" style:font-weight-asian="normal" style:font-weight-complex="normal"/>
    </style:style>
    <style:style style:name="T26" style:family="text">
      <style:text-properties fo:font-weight="normal" officeooo:rsid="004d198c" style:font-weight-asian="normal" style:font-weight-complex="normal"/>
    </style:style>
    <style:style style:name="T27" style:family="text">
      <style:text-properties fo:font-weight="normal" officeooo:rsid="004dbf77" style:font-weight-asian="normal" style:font-weight-complex="normal"/>
    </style:style>
    <style:style style:name="T28" style:family="text">
      <style:text-properties fo:font-weight="normal" officeooo:rsid="004ebcb3" style:font-weight-asian="normal" style:font-weight-complex="normal"/>
    </style:style>
    <style:style style:name="T29" style:family="text">
      <style:text-properties fo:font-weight="normal" officeooo:rsid="004f2419" style:font-weight-asian="normal" style:font-weight-complex="normal"/>
    </style:style>
    <style:style style:name="T30" style:family="text">
      <style:text-properties fo:font-weight="normal" officeooo:rsid="00523411" style:font-weight-asian="normal" style:font-weight-complex="normal"/>
    </style:style>
    <style:style style:name="T31" style:family="text">
      <style:text-properties fo:font-weight="normal" officeooo:rsid="00535634" style:font-weight-asian="normal" style:font-weight-complex="normal"/>
    </style:style>
    <style:style style:name="T32" style:family="text">
      <style:text-properties fo:font-weight="normal" officeooo:rsid="00553240" style:font-weight-asian="normal" style:font-weight-complex="normal"/>
    </style:style>
    <style:style style:name="T33" style:family="text">
      <style:text-properties fo:font-weight="normal" officeooo:rsid="005581c4" style:font-weight-asian="normal" style:font-weight-complex="normal"/>
    </style:style>
    <style:style style:name="T34" style:family="text">
      <style:text-properties officeooo:rsid="002c72cb"/>
    </style:style>
    <style:style style:name="T35" style:family="text">
      <style:text-properties officeooo:rsid="002ddc98"/>
    </style:style>
    <style:style style:name="T36" style:family="text">
      <style:text-properties officeooo:rsid="00310953"/>
    </style:style>
    <style:style style:name="T37" style:family="text">
      <style:text-properties officeooo:rsid="00326cb7"/>
    </style:style>
    <style:style style:name="T38" style:family="text">
      <style:text-properties style:text-underline-style="none"/>
    </style:style>
    <style:style style:name="T39" style:family="text">
      <style:text-properties style:text-underline-style="none" officeooo:rsid="00345af7"/>
    </style:style>
    <style:style style:name="T40" style:family="text">
      <style:text-properties style:text-underline-style="none" officeooo:rsid="0039eab7"/>
    </style:style>
    <style:style style:name="T41" style:family="text">
      <style:text-properties style:text-underline-style="none" officeooo:rsid="005ddceb"/>
    </style:style>
    <style:style style:name="T42" style:family="text">
      <style:text-properties fo:font-style="normal" officeooo:rsid="0033fd30" style:font-style-asian="normal" style:font-style-complex="normal"/>
    </style:style>
    <style:style style:name="T43" style:family="text">
      <style:text-properties fo:font-style="normal" officeooo:rsid="00363934" style:font-style-asian="normal" style:font-style-complex="normal"/>
    </style:style>
    <style:style style:name="T44" style:family="text">
      <style:text-properties officeooo:rsid="003a33cb"/>
    </style:style>
    <style:style style:name="T45" style:family="text">
      <style:text-properties officeooo:rsid="003a890d"/>
    </style:style>
    <style:style style:name="T46" style:family="text">
      <style:text-properties officeooo:rsid="003b7bd5"/>
    </style:style>
    <style:style style:name="T47" style:family="text">
      <style:text-properties officeooo:rsid="003bf883"/>
    </style:style>
    <style:style style:name="T48" style:family="text">
      <style:text-properties officeooo:rsid="00415cad"/>
    </style:style>
    <style:style style:name="T49" style:family="text">
      <style:text-properties officeooo:rsid="00422c48"/>
    </style:style>
    <style:style style:name="T50" style:family="text">
      <style:text-properties officeooo:rsid="004359b0"/>
    </style:style>
    <style:style style:name="T51" style:family="text">
      <style:text-properties officeooo:rsid="0048b6b3"/>
    </style:style>
    <style:style style:name="T52" style:family="text">
      <style:text-properties officeooo:rsid="004aacd8"/>
    </style:style>
    <style:style style:name="T53" style:family="text">
      <style:text-properties officeooo:rsid="005923b0"/>
    </style:style>
    <style:style style:name="T54" style:family="text">
      <style:text-properties officeooo:rsid="005a296f"/>
    </style:style>
    <style:style style:name="T55" style:family="text">
      <style:text-properties officeooo:rsid="005a35fb"/>
    </style:style>
    <style:style style:name="T56" style:family="text">
      <style:text-properties officeooo:rsid="005aa762"/>
    </style:style>
    <style:style style:name="T57" style:family="text">
      <style:text-properties officeooo:rsid="005b1e9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te méthodologique</text:p>
      <text:p text:style-name="P1"/>
      <text:p text:style-name="P4">L’objectif est d’entraîner un modèle sur des données annotées (<text:span text:style-name="T12">apprentissage supervisé</text:span>) à des fins de <text:span text:style-name="T12">classification</text:span>. <text:span text:style-name="T23">La première étape sera d’entraîner un modèle de classification, </text:span><text:span text:style-name="T24">ensuite </text:span><text:span text:style-name="T23">de générer les probabilités d’appartenance à une classe puis de déterminer une fonction de coût métier à optimiser afin de trouver le seuil de probabilité approprié pour classer les observations.</text:span></text:p>
      <text:h text:style-name="P14" text:outline-level="1">Entraînement du modèle</text:h>
      <text:h text:style-name="P16" text:outline-level="2"><text:span text:style-name="T19"><text:tab/>1.</text:span><text:span text:style-name="T22">1</text:span><text:span text:style-name="T19">. </text:span>Problème des classes déséquilibrées</text:h>
      <text:p text:style-name="P2"><text:span text:style-name="T1">Après le pré-traitement des données, </text:span><text:span text:style-name="T2">nous disposons d’un jeu de données dans lequel chaque demande de crédit est étiquetée « approuvée » ou « refusée ». La proportion de demandes étiqu</text:span><text:span text:style-name="T3">et</text:span><text:span text:style-name="T2">ées « approuvées » est de 91,7 % et la proportion de demandes étiquetées « refusées » est de 8,3 %. </text:span><text:span text:style-name="T7">Nous sommes face à un </text:span><text:span text:style-name="T14">problème classique de données à classes </text:span><text:span text:style-name="T15">déséquilibrées</text:span><text:span text:style-name="T3"> («</text:span><text:span text:style-name="T5"> class imbalance </text:span><text:span text:style-name="T3">»). </text:span><text:span text:style-name="T8">Cette situation peut biaiser la prédiction des modèles en faveur de la classe majoritaire, et donc, conduire à de fausses prédictions en présence de données plus équilibrées. </text:span><text:span text:style-name="T55">En effet, le modèle peut très bien prédire la classe majoritaire à chaque fois et ne faire que 8,3 % d’erreur sans pour autant qu’il apporte de l’information. </text:span><text:span text:style-name="T9">Pour <text:s/>atténuer </text:span><text:span text:style-name="T55">ce déséquilibre lors de l’apprentissage</text:span><text:span text:style-name="T9">, nous allons ici </text:span><text:span text:style-name="T10">utiliser les techniques SMOTE (</text:span><text:span text:style-name="T4">Synthetic Minority Over-sampling</text:span> <text:span text:style-name="T4">Technique</text:span><text:span text:style-name="T10">). </text:span><text:span text:style-name="T56">A</text:span><text:span text:style-name="T11">fin d’augmenter l’importance de la classe minoritaire, il est possible de générer de nouvelles observations qui imitent celles de la classe minoritaire sans être identiques (</text:span><text:span text:style-name="T13">sur-échantillonnage</text:span><text:span text:style-name="T11">). Cette méthode de sur-échantillonnage se base sur l’algorithme des plus proches voisins. </text:span><text:span text:style-name="T17">Nous allons combiner ici ces deux méthodes : sur-échantillonner pour amener la classe minoritaire à une proportion de 20 %. </text:span><text:span text:style-name="T18">En amont de l’application des méthodes SMOTE, les données auront été normalisées.</text:span></text:p>
      <text:h text:style-name="Heading_20_2" text:outline-level="2"><text:span text:style-name="T20"><text:tab/>1.</text:span><text:span text:style-name="T21">3</text:span><text:span text:style-name="T20">. </text:span>Validation croisée et optimisation des paramètres</text:h>
      <text:p text:style-name="P6">Nous testerons des algorithmes de classification supervisée de type Random Forest <text:span text:style-name="T35">(bagging basé sur des arbres de décision)</text:span> ou lightGBM <text:span text:style-name="T34">(boosting basé sur des arbres de décision). </text:span><text:span text:style-name="T36">Pour chercher la meilleure combinaison d’hyperparamètres, nous pouvons faire un grid search couplé à une validation croisée. Cependant, si nous ré-échantillonnions avec SMOTE tout le jeu de données avant la validation croisée, nous </text:span><text:span text:style-name="T57">fausserions les résultats </text:span><text:span text:style-name="T36">car chaque morceau (</text:span><text:span text:style-name="T6">fold</text:span><text:span text:style-name="T36">) de test aura également été ré-échantillonné. Or, nous voulons juste ré-échantillonner le morceau d’entraînement et non le morceau de test. Il faut donc trouver un moyen d’appliquer les méthodes SMOTE uniquement sur chaque </text:span><text:span text:style-name="T6">fold</text:span><text:span text:style-name="T36"> d’entraînement : pour cela, nous pouvons utiliser un </text:span><text:span text:style-name="T6">pipeline</text:span><text:span text:style-name="T42">. </text:span><text:span text:style-name="T37">Les premières étapes transforment les données et la toute dernière est un algorithme pouvant appliquer un « fit » sur les données transformées. Ainsi, nous pouvons créer un pipeline avec :</text:span></text:p>
      <text:list xml:id="list4027677907" text:style-name="L1">
        <text:list-item>
          <text:p text:style-name="P17">Une étape de sur-échantillonnage par SMOTE.</text:p>
        </text:list-item>
        <text:list-item>
          <text:p text:style-name="P17">Le modèle à appliquer.</text:p>
        </text:list-item>
      </text:list>
      <text:p text:style-name="P7">Remarque :<text:span text:style-name="T38"> La documentation précise </text:span><text:span text:style-name="T39">que les échantillonneurs (toutes les étapes sauf la dernière) sont appliqués uniquement lorsque l’on appelle « fit » et non lorsque l’on appelle « predict ». C’est </text:span><text:soft-page-break/><text:span text:style-name="T39">bien ce que nous souhaitons : ré-équilibrer les classes lors de l’entraînement de la validation croisée mais pas pour faire des prédictions sur de nouvelles observations.</text:span></text:p>
      <text:p text:style-name="P8"><text:span text:style-name="T39">C</text:span><text:span text:style-name="T38">e pipeline peut être donné au GridSearch à la place du modèle </text:span><text:span text:style-name="T40">seul</text:span><text:span text:style-name="T38">. Ainsi, en plus d’effectuer un grid search sur les hyperparamètres du modèle, il est également possible de faire varier les paramètres de méthodes SMOTE, comme par exemple l</text:span><text:span text:style-name="T41">a proportion à atteindre pour la classe minoritaire (au lieu de fixer 20 %, nous pouvons le faire varier comme un hyperparamètre).</text:span></text:p>
      <text:p text:style-name="P23">La métrique d’évaluation choisie ici est l’aire sous la courbe </text:p>
      <text:p text:style-name="P13">Nous optons ici pour un modèle de gradient boosting LightGBM. <text:span text:style-name="T43">Une fois la combinaison optimale trouvée, nous entraînons le modèle une bonne fois pour toutes et sauvegardons le modèle déjà entraîné sous la forme d’un pickle.</text:span></text:p>
      <text:h text:style-name="P15" text:outline-level="1">Fonction coût métier</text:h>
      <text:p text:style-name="P9">Ce qui nous intéresse ici, <text:span text:style-name="T44">ce sont les probabilités d’appartenance à une classe. Nous allons donc charger le modèle pré-entraîné et le faire prédire ces probabilités sur le jeu de données. Nous disposerons alors d’un jeu de données avec, pour chaque observation, les features, la classe cible et les probabilités d’appartenance aux classes. Il est donc possible d’appliquer un seuil sur une des probabilités (appartenance à la classe « approuvé » ou à la classe « refusé ») et ensuite de calculer les </text:span><text:span text:style-name="T45">nombres (ou proportions) de </text:span><text:span text:style-name="T44">vrais positifs, faux positifs, vrais négatifs et faux négatifs. </text:span><text:span text:style-name="T45">À partir ces quantités, on peut construire une métrique basée sur les contraintes métier et qui va orienter le choix de notre seuil. Les contraintes apportent des réponses aux questions du type « À quel point est-ce plus coûteux d’accorder un prêt à quelqu’un qui ne va pas rembourser que de ne pas accorder de prêt à quelqu’un qui aurait remboursé ? ». </text:span><text:span text:style-name="T46">Dans notre cas, nous manquons d’informations à ce sujet donc nous allons admettre l’hypothèse suivante : « il est 10 fois plus coûteux d’accorder un prêt à un client qui ne remboursera pas (faux positif) qu’il est </text:span><text:span text:style-name="T47">fructueux d’accorder un prêt à un client qui le remboursera (vrai positif). »</text:span></text:p>
      <text:p text:style-name="P12"><text:span text:style-name="T12">Fonction de coût C</text:span><text:span text:style-name="T16">(S)</text:span><text:span text:style-name="T12"> = 1 x FP</text:span><text:span text:style-name="T16">(S)</text:span><text:span text:style-name="T12"> – 0.1 x TP</text:span><text:span text:style-name="T16">(S)</text:span> </text:p>
      <text:p text:style-name="P11">avec :</text:p>
      <text:list xml:id="list4186430378" text:style-name="L2">
        <text:list-item>
          <text:p text:style-name="P18">S = le seuil de probabilité permettant de classer les observations ;</text:p>
        </text:list-item>
        <text:list-item>
          <text:p text:style-name="P19">FP<text:span text:style-name="T48">(S)</text:span> = nombre de faux positifs <text:span text:style-name="T49">dépendant du seuil appliqué</text:span> ;</text:p>
        </text:list-item>
        <text:list-item>
          <text:p text:style-name="P19">TP<text:span text:style-name="T48">(S)</text:span> = nombre de vrais positifs <text:span text:style-name="T49">dépendant du seuil appliqué</text:span>.</text:p>
        </text:list-item>
      </text:list>
      <text:p text:style-name="P10">On cherc<text:span text:style-name="T50">he le seuil de probabilité S tel que la fonction de coût C est minimale : </text:span><text:span text:style-name="T51">on peut tout simplement chercher le minimum sur le domaine [0,1] avec un pas de 0.01.</text:span></text:p>
      <text:h text:style-name="P15" text:outline-level="1">Interprétabilité</text:h>
      <text:p text:style-name="P3"><text:span text:style-name="T52">La performance des modèles de machine learning vont parfois avec une baisse de leur transparence et donc de leur interprétabilité. Par exemple, une régression linéaire permet d’expliquer la contribution de chaque feature à la variable cible mais c’est rarement le cas avec des modèles plus performants. Il est tout de même possible d’estimer les contributions relatives des features à la prédiction en utilisant, par exemple, la librairie SHAP </text:span><text:span text:style-name="T25">(</text:span><text:span text:style-name="Strong_20_Emphasis"><text:span text:style-name="T23">SHapley Additive exPlanations</text:span></text:span><text:span text:style-name="Strong_20_Emphasis"><text:span text:style-name="T25">) </text:span></text:span><text:span text:style-name="Strong_20_Emphasis"><text:span text:style-name="T26">qui est basée sur la théorie des jeux. </text:span></text:span><text:span text:style-name="Strong_20_Emphasis"><text:span text:style-name="T27">En mettant de côté chaque feature une par une et en comparant les </text:span></text:span><text:soft-page-break/><text:span text:style-name="Strong_20_Emphasis"><text:span text:style-name="T27">nouvelles prédictions avec le</text:span></text:span><text:span text:style-name="Strong_20_Emphasis"><text:span text:style-name="T26"> </text:span></text:span><text:span text:style-name="Strong_20_Emphasis"><text:span text:style-name="T27">prédictions globales, on obtient une estimation de l’importance de chaque feature. </text:span></text:span><text:span text:style-name="Strong_20_Emphasis"><text:span text:style-name="T28">Il faut pour cela fournir le modèle pré-entraîné et le jeu de données à un modèle de type Explainer propre à chaque famille d’algorithme </text:span></text:span><text:span text:style-name="Strong_20_Emphasis"><text:span text:style-name="T32">(il existe un Explainer modèle-agnostique mais qui est beaucoup plus long à s’exécuter)</text:span></text:span><text:span text:style-name="Strong_20_Emphasis"><text:span text:style-name="T28">. P</text:span></text:span><text:span text:style-name="Strong_20_Emphasis"><text:span text:style-name="T29">our notre LightGBM, il existe un TreeExplainer. </text:span></text:span><text:span text:style-name="Strong_20_Emphasis"><text:span text:style-name="T30">L’explainer calcule ensuite une matrice de SHAP values qui servent à tracer des graphiques variés : </text:span></text:span></text:p>
      <text:list xml:id="list1519956374" text:style-name="L3">
        <text:list-item>
          <text:p text:style-name="P20"><text:span text:style-name="Strong_20_Emphasis"><text:span text:style-name="T31">Certains graphiques permettent de représenter l’importance de chaque feature dans les prédictions à l’échelle de tout le jeu de données (interprétabilité globale) : par exemple, cela permet d’indiquer à quel point le revenu mensuel du client augmente la probabilité que le crédit soit accepté.</text:span></text:span></text:p>
        </text:list-item>
        <text:list-item>
          <text:p text:style-name="P20"><text:span text:style-name="Strong_20_Emphasis"><text:span text:style-name="T31">Certains graphiques permettent de représenter l’importance de chaque feature dans la prédiction effectuée pour une ob</text:span></text:span><text:span text:style-name="Strong_20_Emphasis"><text:span text:style-name="T33">s</text:span></text:span><text:span text:style-name="Strong_20_Emphasis"><text:span text:style-name="T31">ervation donnée (interprétabilité locale) : par exemple, cela permet d’indiquer quelle feature a le plus pénalisé la probabilité d’obtenir le crédit demandé par le client X.</text:span></text:span></text:p>
        </text:list-item>
      </text:list>
      <text:h text:style-name="P15" text:outline-level="1">Limites et améliorations</text:h>
      <text:list xml:id="list516916598" text:style-name="L4">
        <text:list-item>
          <text:p text:style-name="P21">En l’absence d’informations détaillées, la fonction coût métier est plutôt simpliste, elle mériterait d’être complexifi<text:span text:style-name="T53">ée</text:span> pour s’approcher de la réalité et éventuellement d’être mise à jour en fonction de l’évolution des coûts et des gains (ex. : changement du taux d’intérêts). </text:p>
        </text:list-item>
        <text:list-item>
          <text:p text:style-name="P22">Dans le dashboard, afin de pouvoir situer chaque client par rapport à la base de données compl<text:span text:style-name="T54">èt</text:span>e et pour pouvoir interpréter l’importance de chaque feature dans le modèle général, ces informations ont été pré-chargées dans l’application web au lieu de passer par l’API à cause du volume important de données pour des raisons de performance et aussi des limites d’espace mémoire sur PythonAnyWhere. Pour un tel volume de données, le mieux serait d’en faire une base de données que l’API interrog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1:29:16.452171398</meta:creation-date>
    <dc:date>2023-01-19T16:00:14.940814235</dc:date>
    <meta:editing-duration>PT4H15M17S</meta:editing-duration>
    <meta:editing-cycles>66</meta:editing-cycles>
    <meta:generator>LibreOffice/7.3.7.2$Linux_X86_64 LibreOffice_project/30$Build-2</meta:generator>
    <meta:document-statistic meta:table-count="0" meta:image-count="0" meta:object-count="0" meta:page-count="3" meta:paragraph-count="28" meta:word-count="1282" meta:character-count="8071" meta:non-whitespace-character-count="6822"/>
  </office:meta>
</office:document-meta>
</file>